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3.869cm" fo:padding-top="0.163cm" fo:padding-bottom="0.163cm" fo:padding-left="0.288cm" fo:padding-right="0.288cm"/>
      <style:paragraph-properties style:writing-mode="lr-tb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445cm" svg:height="1.651cm" svg:x="7.016cm" svg:y="6.316cm">
          <text:p text:style-name="P1">Combat</text:p>
          <text:p text:style-name="P1">Mechan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1.016cm" svg:height="1.016cm" svg:x="11.414cm" svg:y="3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817cm" svg:height="1.84cm" svg:x="11.161cm" svg:y="12.7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1.561cm" svg:y="1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445cm" svg:height="1.651cm" svg:x="1.816cm" svg:y="6.316cm">
          <text:p text:style-name="P1">Movement</text:p>
          <text:p text:style-name="P1">Mechan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445cm" svg:height="1.651cm" svg:x="12.216cm" svg:y="6.316cm">
          <text:p text:style-name="P1">Health</text:p>
          <text:p text:style-name="P1">Mechan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445cm" svg:height="1.651cm" svg:x="18.316cm" svg:y="6.316cm">
          <text:p text:style-name="P1">Inventory</text:p>
          <text:p text:style-name="P1">Manag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445cm" svg:height="1.651cm" svg:x="15.016cm" svg:y="8.716cm">
          <text:p text:style-name="P1">Gather X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445cm" svg:height="1.651cm" svg:x="15.016cm" svg:y="11.316cm">
          <text:p text:style-name="P1">Level U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1.414cm" svg:y1="4.429cm" svg:x2="4.038cm" svg:y2="6.316cm" draw:start-shape="id1" draw:start-glue-point="6" draw:end-shape="id2" draw:end-glue-point="0" svg:d="M11414 4429h-7376v1887" svg:viewBox="0 0 7377 1888">
          <text:p/>
        </draw:connector>
        <draw:connector draw:style-name="gr4" draw:text-style-name="P4" draw:layer="layout" draw:line-skew="-0.817cm" svg:x1="11.562cm" svg:y1="4.789cm" svg:x2="9.238cm" svg:y2="6.316cm" draw:start-shape="id1" draw:start-glue-point="7" draw:end-shape="id3" draw:end-glue-point="0" svg:d="M11562 4789v21h-2324v1506" svg:viewBox="0 0 2325 1528">
          <text:p/>
        </draw:connector>
        <draw:connector draw:style-name="gr4" draw:text-style-name="P4" draw:layer="layout" svg:x1="11.922cm" svg:y1="4.937cm" svg:x2="14.438cm" svg:y2="6.316cm" draw:start-shape="id1" draw:start-glue-point="8" draw:end-shape="id4" draw:end-glue-point="0" svg:d="M11922 4937v690h2516v689" svg:viewBox="0 0 2517 1380">
          <text:p/>
        </draw:connector>
        <draw:connector draw:style-name="gr4" draw:text-style-name="P4" draw:layer="layout" svg:x1="12.43cm" svg:y1="4.429cm" svg:x2="20.538cm" svg:y2="6.316cm" draw:start-shape="id1" draw:start-glue-point="10" draw:end-shape="id5" draw:end-glue-point="0" svg:d="M12430 4429h8108v1887" svg:viewBox="0 0 8109 1888">
          <text:p/>
        </draw:connector>
        <draw:connector draw:style-name="gr4" draw:text-style-name="P4" draw:layer="layout" draw:line-skew="-2.017cm" svg:x1="12.282cm" svg:y1="4.789cm" svg:x2="17.238cm" svg:y2="8.716cm" draw:start-shape="id1" draw:start-glue-point="9" draw:end-shape="id6" draw:end-glue-point="0" svg:d="M12282 4789v21h4956v3906" svg:viewBox="0 0 4957 3928">
          <text:p/>
        </draw:connector>
        <draw:connector draw:style-name="gr4" draw:text-style-name="P4" draw:layer="layout" svg:x1="17.238cm" svg:y1="10.367cm" svg:x2="17.238cm" svg:y2="11.316cm" draw:start-shape="id6" draw:start-glue-point="2" draw:end-shape="id7" draw:end-glue-point="0" svg:d="M17238 10367v949" svg:viewBox="0 0 1 950">
          <text:p/>
        </draw:connector>
        <draw:connector draw:style-name="gr4" draw:text-style-name="P4" draw:layer="layout" svg:x1="19.461cm" svg:y1="12.141cm" svg:x2="19.461cm" svg:y2="9.541cm" draw:start-shape="id7" draw:start-glue-point="1" draw:end-shape="id6" draw:end-glue-point="1" svg:d="M19461 12141h537v-2600h-537" svg:viewBox="0 0 538 2601">
          <text:p/>
        </draw:connector>
        <draw:connector draw:style-name="gr4" draw:text-style-name="P4" draw:layer="layout" svg:x1="15.016cm" svg:y1="9.541cm" svg:x2="12.712cm" svg:y2="13.01cm" draw:start-shape="id6" draw:start-glue-point="3" draw:end-shape="id8" draw:end-glue-point="11" svg:d="M15016 9541h-1019v3469h-1285" svg:viewBox="0 0 2305 3470">
          <text:p/>
        </draw:connector>
        <draw:connector draw:style-name="gr4" draw:text-style-name="P4" draw:layer="layout" draw:line-skew="-1.479cm" svg:x1="14.438cm" svg:y1="7.967cm" svg:x2="12.07cm" svg:y2="12.741cm" draw:start-shape="id4" draw:start-glue-point="2" draw:end-shape="id8" draw:end-glue-point="4" svg:d="M14438 7967v907h-2368v3867" svg:viewBox="0 0 2369 4775">
          <text:p/>
        </draw:connector>
        <draw:connector draw:style-name="gr4" draw:text-style-name="P4" draw:layer="layout" svg:x1="9.238cm" svg:y1="7.967cm" svg:x2="11.427cm" svg:y2="13.01cm" draw:start-shape="id3" draw:start-glue-point="2" draw:end-shape="id8" draw:end-glue-point="5" svg:d="M9238 7967v5043h2189" svg:viewBox="0 0 2190 5044">
          <text:p/>
        </draw:connector>
        <draw:connector draw:style-name="gr4" draw:text-style-name="P4" draw:layer="layout" svg:x1="4.038cm" svg:y1="7.967cm" svg:x2="11.161cm" svg:y2="13.661cm" draw:start-shape="id2" draw:start-glue-point="2" draw:end-shape="id8" draw:end-glue-point="6" svg:d="M4038 7967v5694h7123" svg:viewBox="0 0 7124 5695">
          <text:p/>
        </draw:connector>
        <draw:connector draw:style-name="gr4" draw:text-style-name="P4" draw:layer="layout" svg:x1="20.538cm" svg:y1="7.967cm" svg:x2="12.978cm" svg:y2="13.661cm" draw:start-shape="id5" draw:start-glue-point="2" draw:end-shape="id8" draw:end-glue-point="10" svg:d="M20538 7967v5694h-7560" svg:viewBox="0 0 7561 569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21:22:27.128000000</meta:creation-date>
    <meta:editing-duration>PT9M41S</meta:editing-duration>
    <meta:editing-cycles>2</meta:editing-cycles>
    <meta:generator>LibreOffice/6.4.6.2$Windows_X86_64 LibreOffice_project/0ce51a4fd21bff07a5c061082cc82c5ed232f115</meta:generator>
    <dc:date>2022-03-04T21:31:54.229000000</dc:date>
    <meta:document-statistic meta:object-count="21"/>
  </office:meta>
</office:document-meta>
</file>